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eBreakUtils.getLineBreakProperty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BreakUtils.getLineBreakPropertyLongName( byte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neBreakUtils.ini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LineBreakUtils.getLineBreakPropertyShortName( byte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neBreakUtils.ini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LineBreakUtils.getLineBreakPairProperty( int lineBreakPropertyBefore , int lineBreakPropertyAf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